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React, { useEffect, useState } from "react";</text:p>
      <text:p text:style-name="Standard">import { BarChart, Bar, XAxis, YAxis, Tooltip, CartesianGrid, ResponsiveContainer } from "recharts";</text:p>
      <text:p text:style-name="Standard">import axios from "axios";</text:p>
      <text:p text:style-name="Standard">import './Deudas.css'; // Asegúrate de tener un archivo CSS para estilos</text:p>
      <text:p text:style-name="Standard"/>
      <text:p text:style-name="Standard">const DeudasAnuales = () =&gt; {</text:p>
      <text:p text:style-name="Standard">  const [datos, setDatos] = useState([]);</text:p>
      <text:p text:style-name="Standard"/>
      <text:p text:style-name="Standard">  useEffect(() =&gt; {</text:p>
      <text:p text:style-name="Standard">    const obtenerDatos = async () =&gt; {</text:p>
      <text:p text:style-name="Standard">      try {</text:p>
      <text:p text:style-name="Standard">        const respuesta = await axios.get("/resumen/deudas-anual");</text:p>
      <text:p text:style-name="Standard">        setDatos(respuesta.data);</text:p>
      <text:p text:style-name="Standard">      } catch (error) {</text:p>
      <text:p text:style-name="Standard">        console.error("Error al obtener el resumen anual de deudas:", error);</text:p>
      <text:p text:style-name="Standard">      }</text:p>
      <text:p text:style-name="Standard">    };</text:p>
      <text:p text:style-name="Standard"/>
      <text:p text:style-name="Standard">    obtenerDatos();</text:p>
      <text:p text:style-name="Standard">  }, []);</text:p>
      <text:p text:style-name="Standard"/>
      <text:p text:style-name="Standard">  return (</text:p>
      <text:p text:style-name="Standard">    &lt;div className="chart-container"&gt;</text:p>
      <text:p text:style-name="Standard">      &lt;h3 className="chart-title"&gt;Deudas Anuales&lt;/h3&gt;</text:p>
      <text:p text:style-name="Standard">      &lt;ResponsiveContainer width="100%" height={300}&gt;</text:p>
      <text:p text:style-name="Standard">        &lt;BarChart data={datos} margin={{ top: 20, right: 30, left: 0, bottom: 5 }}&gt;</text:p>
      <text:p text:style-name="Standard">          &lt;CartesianGrid strokeDasharray="3 3" /&gt;</text:p>
      <text:p text:style-name="Standard">          &lt;XAxis dataKey="anio" /&gt;</text:p>
      <text:p text:style-name="Standard">          &lt;YAxis /&gt;</text:p>
      <text:p text:style-name="Standard">          &lt;Tooltip /&gt;</text:p>
      <text:p text:style-name="Standard">          &lt;Bar dataKey="monto_total" fill="#e53e3e" /&gt;</text:p>
      <text:p text:style-name="Standard">        &lt;/BarChart&gt;</text:p>
      <text:p text:style-name="Standard">      &lt;/ResponsiveContainer&gt;</text:p>
      <text:p text:style-name="Standard">    &lt;/div&gt;</text:p>
      <text:p text:style-name="Standard">  );</text:p>
      <text:p text:style-name="Standard">};</text:p>
      <text:p text:style-name="Standard"/>
      <text:p text:style-name="Standard">export default DeudasAnuales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13:45:17.775967400</meta:creation-date>
    <dc:date>2025-08-07T13:45:32.220615300</dc:date>
    <meta:editing-duration>PT15S</meta:editing-duration>
    <meta:editing-cycles>1</meta:editing-cycles>
    <meta:document-statistic meta:table-count="0" meta:image-count="0" meta:object-count="0" meta:page-count="1" meta:paragraph-count="33" meta:word-count="127" meta:character-count="1133" meta:non-whitespace-character-count="883"/>
    <meta:generator>LibreOffice/25.2.4.3$Windows_X86_64 LibreOffice_project/33e196637044ead23f5c3226cde09b47731f7e27</meta:generator>
  </office:meta>
</office:document-meta>
</file>